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9 Journal</text:p>
      <text:p text:style-name="P2">     <text:span text:style-name="T1">October 10</text:span></text:p>
      <text:p text:style-name="P2">     <text:span text:style-name="T1">October 11</text:span></text:p>
      <text:p text:style-name="P2">     <text:span text:style-name="T1">October 12</text:span></text:p>
      <text:p text:style-name="P2">     <text:span text:style-name="T1">October 13</text:span></text:p>
      <text:p text:style-name="P2">         <text:span text:style-name="T1">1000-1500</text:span></text:p>
      <text:p text:style-name="P2">               <text:span text:style-name="T1">Trip system</text:span></text:p>
      <text:p text:style-name="P2">     <text:span text:style-name="T1">October 14</text:span></text:p>
      <text:p text:style-name="P2">     <text:span text:style-name="T1">October 15</text:span></text:p>
      <text:p text:style-name="P2">     <text:span text:style-name="T1">October 16</text:span></text:p>
      <text:p text:style-name="P2">          <text:span text:style-name="T1">1400-1530</text:span></text:p>
      <text:p text:style-name="P2">               <text:span text:style-name="T1">Trip system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6T23:28:20.05</meta:creation-date>
    <meta:document-statistic meta:table-count="0" meta:image-count="0" meta:object-count="0" meta:page-count="1" meta:paragraph-count="14" meta:word-count="29" meta:character-count="249"/>
    <dc:date>2014-10-16T23:28:38.88</dc:date>
    <meta:editing-duration>PT20S</meta:editing-duration>
    <meta:editing-cycles>1</meta:editing-cycles>
    <meta:generator>OpenOffice/4.1.0$Win32 OpenOffice.org_project/410m18$Build-9764</meta:generator>
  </office:meta>
</office:document-meta>
</file>